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nyURIDV.getActualValue( String content , Validation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yURI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yURIDV.encode( String any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